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Chapter 10 — Daily Routines That Lower Blood Pressure Naturally</text:span></text:h>
      <text:p text:style-name="Text_20_body">Blood pressure is not random. It rises and falls according to predictable daily patterns — and you can influence those patterns with a few deliberate micro-habits. This chapter gives you a <text:span text:style-name="Strong_20_Emphasis">morning system</text:span>, an <text:span text:style-name="Strong_20_Emphasis">evening system</text:span>, and a <text:span text:style-name="Strong_20_Emphasis">5-minute circulation routine</text:span>. Use all three, or use the ones that suit your lifestyle.</text:p>
      <text:p text:style-name="Horizontal_20_Line"/>
      <text:h text:style-name="Heading_20_1" text:outline-level="1"><text:span text:style-name="Strong_20_Emphasis">10.1 Morning Strategies: Start the Day With Lower BP</text:span></text:h>
      <text:p text:style-name="Text_20_body">Mornings are when blood pressure tends to spike. Cortisol rises, arteries stiffen temporarily, and dehydration from the night concentrates the blood. These steps counter all three.</text:p>
      <text:h text:style-name="Heading_20_2" text:outline-level="2"><text:span text:style-name="Strong_20_Emphasis">1. Drink 300–500 ml water within 10 minutes of waking</text:span></text:h>
      <text:p text:style-name="Text_20_body">Why it works:</text:p>
      <text:list text:style-name="L1">
        <text:list-item>
          <text:p text:style-name="P1">Thins the blood</text:p>
        </text:list-item>
        <text:list-item>
          <text:p text:style-name="P1">Restores plasma volume</text:p>
        </text:list-item>
        <text:list-item>
          <text:p text:style-name="P1">Reduces sympathetic nervous system activity</text:p>
        </text:list-item>
      </text:list>
      <text:p text:style-name="Text_20_body">The early-morning BP spike often disappears with simple hydration.</text:p>
      <text:p text:style-name="Horizontal_20_Line"/>
      <text:h text:style-name="Heading_20_2" text:outline-level="2"><text:span text:style-name="Strong_20_Emphasis">2. Sit on the edge of the bed for 30 seconds</text:span></text:h>
      <text:p text:style-name="Text_20_body">Don’t stand up suddenly.<text:line-break/>This prevents a pressure surge and stabilises the vascular system.</text:p>
      <text:p text:style-name="Horizontal_20_Line"/>
      <text:h text:style-name="Heading_20_2" text:outline-level="2"><text:span text:style-name="Strong_20_Emphasis">3. Slow nasal breathing (60–90 seconds)</text:span></text:h>
      <text:p text:style-name="Text_20_body">Method:<text:line-break/>4 seconds in → 6 seconds out → repeat</text:p>
      <text:p text:style-name="Text_20_body">Effects:</text:p>
      <text:list text:style-name="L2">
        <text:list-item>
          <text:p text:style-name="P2">Drops systolic BP by 5–10 mmHg temporarily</text:p>
        </text:list-item>
        <text:list-item>
          <text:p text:style-name="P2">Switches the body out of “fight/flight”</text:p>
        </text:list-item>
        <text:list-item>
          <text:p text:style-name="P2">Improves oxygen efficiency</text:p>
        </text:list-item>
      </text:list>
      <text:p text:style-name="Horizontal_20_Line"/>
      <text:h text:style-name="Heading_20_2" text:outline-level="2"><text:soft-page-break/><text:span text:style-name="Strong_20_Emphasis">4. Light movement before real activity</text:span></text:h>
      <text:p text:style-name="Text_20_body">Walk around the house for 2–3 minutes.</text:p>
      <text:p text:style-name="Text_20_body">Why:<text:line-break/>Cold, stiff arteries resist flow. Gentle movement warms them and lowers resistance.</text:p>
      <text:p text:style-name="Horizontal_20_Line"/>
      <text:h text:style-name="Heading_20_2" text:outline-level="2"><text:span text:style-name="Strong_20_Emphasis">5. Morning caffeine discipline</text:span></text:h>
      <text:p text:style-name="Text_20_body">Coffee is fine. But not on a dehydrated, empty system.<text:line-break/>Have <text:span text:style-name="Strong_20_Emphasis">water, then coffee</text:span>.</text:p>
      <text:p text:style-name="Text_20_body">If coffee causes head pressure or chest tension → switch to <text:span text:style-name="Strong_20_Emphasis">half-strength</text:span>.</text:p>
      <text:p text:style-name="Horizontal_20_Line"/>
      <text:h text:style-name="Heading_20_2" text:outline-level="2"><text:span text:style-name="Strong_20_Emphasis">6. The fastest early-morning BP reducer: Warm shower</text:span></text:h>
      <text:p text:style-name="Text_20_body">The heat relaxes vascular smooth muscle and drops BP reliably.<text:line-break/>Even 2 minutes helps.</text:p>
      <text:p text:style-name="Horizontal_20_Line"/>
      <text:h text:style-name="Heading_20_1" text:outline-level="1"><text:span text:style-name="Strong_20_Emphasis">10.2 Evening Routines: Bring Night-Time BP Down</text:span></text:h>
      <text:p text:style-name="Text_20_body">Night-time blood pressure should drop naturally by 10–20%.<text:line-break/>If it doesn’t, the risk of heart problems doubles.<text:line-break/>These habits push BP downward before sleep.</text:p>
      <text:h text:style-name="Heading_20_2" text:outline-level="2"><text:span text:style-name="Strong_20_Emphasis">1. Eat your last meal early (2–3 hours before bed)</text:span></text:h>
      <text:p text:style-name="Text_20_body">Late meals raise night-time BP because digestion keeps the body on high alert.</text:p>
      <text:p text:style-name="Text_20_body">Light evening meals = lower night-time BP = better sleep.</text:p>
      <text:p text:style-name="Horizontal_20_Line"/>
      <text:h text:style-name="Heading_20_2" text:outline-level="2"><text:span text:style-name="Strong_20_Emphasis">2. Magnesium (food or supplement)</text:span></text:h>
      <text:p text:style-name="Text_20_body">Magnesium relaxes the arteries.<text:line-break/>Choose one of these:</text:p>
      <text:list text:style-name="L3">
        <text:list-item>
          <text:p text:style-name="P3">Magnesium glycinate 200–300 mg</text:p>
        </text:list-item>
        <text:list-item>
          <text:p text:style-name="P3">A banana, handful of nuts, or leafy greens</text:p>
        </text:list-item>
      </text:list>
      <text:p text:style-name="Text_20_body">It improves sleep and drops BP by 3–5 points in many people.</text:p>
      <text:p text:style-name="Horizontal_20_Line"/>
      <text:h text:style-name="Heading_20_2" text:outline-level="2"><text:soft-page-break/><text:span text:style-name="Strong_20_Emphasis">3. A warm bath or shower before bed</text:span></text:h>
      <text:p text:style-name="Text_20_body">Lowers core temperature afterward → signals sleep → arteries relax.</text:p>
      <text:p text:style-name="Horizontal_20_Line"/>
      <text:h text:style-name="Heading_20_2" text:outline-level="2"><text:span text:style-name="Strong_20_Emphasis">4. Avoid screens for 30 minutes before sleep</text:span></text:h>
      <text:p text:style-name="Text_20_body">Not because of “blue light nonsense”, but because screens increase sympathetic activity.</text:p>
      <text:p text:style-name="Text_20_body">Your body interprets them as stimulus, not rest.</text:p>
      <text:p text:style-name="Horizontal_20_Line"/>
      <text:h text:style-name="Heading_20_2" text:outline-level="2"><text:span text:style-name="Strong_20_Emphasis">5. The 2-minute pre-sleep breathing</text:span></text:h>
      <text:p text:style-name="Text_20_body">Same technique as the morning.</text:p>
      <text:p text:style-name="Text_20_body">You’ll feel the chest quieten and BP drift down.</text:p>
      <text:p text:style-name="Horizontal_20_Line"/>
      <text:h text:style-name="Heading_20_2" text:outline-level="2"><text:span text:style-name="Strong_20_Emphasis">6. Sleep position</text:span></text:h>
      <text:p text:style-name="Text_20_body">Left side is ideal for BP.<text:line-break/>Worst: flat on your back with chin raised (tightens airway).</text:p>
      <text:p text:style-name="Horizontal_20_Line"/>
      <text:h text:style-name="Heading_20_1" text:outline-level="1"><text:span text:style-name="Strong_20_Emphasis">10.3 The 5-Minute Mobility Sequence (Any Time of Day)</text:span></text:h>
      <text:p text:style-name="Text_20_body">This is the strongest natural BP-lowering tool that doesn’t require exercise equipment or stamina.<text:line-break/>It works by increasing <text:span text:style-name="Strong_20_Emphasis">vascular flexibility</text:span>, improving <text:span text:style-name="Strong_20_Emphasis">venous return</text:span>, and reducing <text:span text:style-name="Strong_20_Emphasis">peripheral resistance</text:span>.</text:p>
      <text:p text:style-name="Text_20_body">Set a timer for 5 minutes.</text:p>
      <text:h text:style-name="Heading_20_2" text:outline-level="2"><text:span text:style-name="Strong_20_Emphasis">1. Shoulder circles — 1 minute</text:span></text:h>
      <text:p text:style-name="Text_20_body">Forward 30 seconds, backward 30 seconds.<text:line-break/>Releases upper-body tension and reduces neck-artery pressure.</text:p>
      <text:p text:style-name="Horizontal_20_Line"/>
      <text:h text:style-name="Heading_20_2" text:outline-level="2"><text:span text:style-name="Strong_20_Emphasis">2. Slow march in place — 1 minute</text:span></text:h>
      <text:p text:style-name="Text_20_body">Lift knees moderately.<text:line-break/>Improves lower-body blood return and evens out BP.</text:p>
      <text:p text:style-name="Horizontal_20_Line"/>
      <text:h text:style-name="Heading_20_2" text:outline-level="2"><text:soft-page-break/><text:span text:style-name="Strong_20_Emphasis">3. Gentle spine twist — 1 minute</text:span></text:h>
      <text:p text:style-name="Text_20_body">Stand tall, rotate torso left and right.<text:line-break/>This increases thoracic mobility and helps the heart pump more efficiently.</text:p>
      <text:p text:style-name="Horizontal_20_Line"/>
      <text:h text:style-name="Heading_20_2" text:outline-level="2"><text:span text:style-name="Strong_20_Emphasis">4. Calf raises — 1 minute</text:span></text:h>
      <text:p text:style-name="Text_20_body">Lift up on your toes, slowly lower.<text:line-break/>Your calves act as “second hearts”.<text:line-break/>This directly supports circulation and lowers BP temporarily.</text:p>
      <text:p text:style-name="Horizontal_20_Line"/>
      <text:h text:style-name="Heading_20_2" text:outline-level="2"><text:span text:style-name="Strong_20_Emphasis">5. Slow forward bend — 1 minute</text:span></text:h>
      <text:p text:style-name="Text_20_body">Slide hands down legs, hang loosely, stand back up.<text:line-break/>Lengthens the back-line muscles, releases breath, and relaxes the autonomic system.</text:p>
      <text:p text:style-name="Horizontal_20_Line"/>
      <text:h text:style-name="Heading_20_1" text:outline-level="1"><text:span text:style-name="Strong_20_Emphasis">10.4 How to Use This Chapter as a System</text:span></text:h>
      <text:p text:style-name="Text_20_body">You don’t need to do everything.<text:line-break/>Pick one from each category:</text:p>
      <text:h text:style-name="Heading_20_3" text:outline-level="3"><text:span text:style-name="Strong_20_Emphasis">Morning</text:span></text:h>
      <text:list text:style-name="L4">
        <text:list-item>
          <text:p text:style-name="P4">Water</text:p>
        </text:list-item>
        <text:list-item>
          <text:p text:style-name="P4">Breath work</text:p>
        </text:list-item>
        <text:list-item>
          <text:p text:style-name="P4">Gentle movement</text:p>
        </text:list-item>
      </text:list>
      <text:h text:style-name="Heading_20_3" text:outline-level="3"><text:span text:style-name="Strong_20_Emphasis">Evening</text:span></text:h>
      <text:list text:style-name="L5">
        <text:list-item>
          <text:p text:style-name="P5">Early meal</text:p>
        </text:list-item>
        <text:list-item>
          <text:p text:style-name="P5">Magnesium</text:p>
        </text:list-item>
        <text:list-item>
          <text:p text:style-name="P5">Pre-sleep breathing</text:p>
        </text:list-item>
      </text:list>
      <text:h text:style-name="Heading_20_3" text:outline-level="3"><text:span text:style-name="Strong_20_Emphasis">Anytime</text:span></text:h>
      <text:list text:style-name="L6">
        <text:list-item>
          <text:p text:style-name="P6">5-minute mobility sequence</text:p>
        </text:list-item>
      </text:list>
      <text:p text:style-name="Text_20_body">This creates a predictable rhythm.<text:line-break/>Predictable rhythm stabilises blood pressur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6T15:28:45.654843138</meta:creation-date>
    <dc:date>2025-11-26T15:29:24.194138275</dc:date>
    <meta:editing-duration>PT39S</meta:editing-duration>
    <meta:editing-cycles>1</meta:editing-cycles>
    <meta:document-statistic meta:table-count="0" meta:image-count="0" meta:object-count="0" meta:page-count="4" meta:paragraph-count="72" meta:word-count="672" meta:character-count="4046" meta:non-whitespace-character-count="3462"/>
    <meta:generator>LibreOffice/24.2.7.2$Linux_X86_64 LibreOffice_project/420$Build-2</meta:generator>
  </office:meta>
</office:document-meta>
</file>